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0.69mm"/>
    </style:style>
    <style:style style:name="co8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02mm"/>
    </style:style>
    <style:style style:name="co5" style:family="table-column">
      <style:table-column-properties fo:break-before="auto" style:column-width="23.27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68.05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18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omp.</text:p>
          </table:table-cell>
          <table:table-cell table:style-name="ce1" office:value-type="string" calcext:value-type="string">
            <text:p>Mouser#</text:p>
          </table:table-cell>
          <table:table-cell table:style-name="ce1" office:value-type="string" calcext:value-type="string">
            <text:p>Digikey#</text:p>
          </table:table-cell>
          <table:table-cell table:style-name="ce1" office:value-type="string" calcext:value-type="string">
            <text:p>Mfr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 stock</text:p>
          </table:table-cell>
          <table:table-cell/>
          <table:table-cell table:style-name="ce1" office:value-type="string" calcext:value-type="string">
            <text:p>Mfr#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table:number-columns-repeated="2"/>
          <table:table-cell office:value-type="string" calcext:value-type="string">
            <text:p>C317C200J5G5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 Capaci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]" office:value-type="string" office:string-value="C317C200J5G5TA" calcext:value-type="string">
            <text:p>C317C200J5G5TA</text:p>
          </table:table-cell>
          <table:table-cell table:formula="of:=[.E2]-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table:number-columns-repeated="2"/>
          <table:table-cell office:value-type="string" calcext:value-type="string">
            <text:p>FG28C0G1H470JNT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 Capaci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]" office:value-type="string" office:string-value="FG28C0G1H470JNT06" calcext:value-type="string">
            <text:p>FG28C0G1H470JNT06</text:p>
          </table:table-cell>
          <table:table-cell table:formula="of:=[.E3]-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C6,C7,C8,C9,C10,C11,C12</text:p>
          </table:table-cell>
          <table:table-cell table:number-columns-repeated="2"/>
          <table:table-cell office:value-type="string" calcext:value-type="string">
            <text:p>C322C104K5R5TA7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1uF Capacit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" office:value-type="string" office:string-value="C322C104K5R5TA7301" calcext:value-type="string">
            <text:p>C322C104K5R5TA7301</text:p>
          </table:table-cell>
          <table:table-cell table:formula="of:=[.E4]-[.G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151051VS0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 5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]" office:value-type="string" office:string-value="151051VS04000" calcext:value-type="string">
            <text:p>151051VS04000</text:p>
          </table:table-cell>
          <table:table-cell table:formula="of:=[.E5]-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table:number-columns-repeated="2"/>
          <table:table-cell office:value-type="string" calcext:value-type="string">
            <text:p>151031SS0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Led 3mm Round, FwdV 2.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6]" office:value-type="string" office:string-value="151031SS06000" calcext:value-type="string">
            <text:p>151031SS06000</text:p>
          </table:table-cell>
          <table:table-cell table:formula="of:=[.E6]-[.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/>
          <table:table-cell office:value-type="string" calcext:value-type="string">
            <text:p>ADM803TAKSZ-REE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on Reset chi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]" office:value-type="string" office:string-value="ADM803TAKSZ-REEL7" calcext:value-type="string">
            <text:p>ADM803TAKSZ-REEL7</text:p>
          </table:table-cell>
          <table:table-cell table:formula="of:=[.E7]-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/>
          <table:table-cell office:value-type="string" calcext:value-type="string">
            <text:p>AT28C256-15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PROM 256kbit 28-Pin PDIP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" office:value-type="string" office:string-value="AT28C256-15PU" calcext:value-type="string">
            <text:p>AT28C256-15PU</text:p>
          </table:table-cell>
          <table:table-cell table:formula="of:=[.E8]-[.G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2,IC3</text:p>
          </table:table-cell>
          <table:table-cell table:number-columns-repeated="2"/>
          <table:table-cell office:value-type="string" calcext:value-type="string">
            <text:p>4828-6004-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IC DIP SOCKET 28POS TI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9]" office:value-type="string" office:string-value="4828-6004-CP" calcext:value-type="string">
            <text:p>4828-6004-CP</text:p>
          </table:table-cell>
          <table:table-cell table:formula="of:=[.E9]-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/>
          <table:table-cell office:value-type="string" calcext:value-type="string">
            <text:p>AS6C62256-55P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RAM 256K PARALLEL 28DIP 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" office:value-type="string" office:string-value="AS6C62256-55PCN" calcext:value-type="string">
            <text:p>AS6C62256-55PCN</text:p>
          </table:table-cell>
          <table:table-cell table:formula="of:=[.E10]-[.G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485-2223</text:p>
          </table:table-cell>
          <table:table-cell office:value-type="string" calcext:value-type="string">
            <text:p>1528-1385-ND </text:p>
          </table:table-cell>
          <table:table-cell office:value-type="string" calcext:value-type="string">
            <text:p>2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stacking header 2x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" office:value-type="string" office:string-value="1528-1385-ND " calcext:value-type="string">
            <text:p>1528-1385-ND </text:p>
          </table:table-cell>
          <table:table-cell table:formula="of:=[.E11]-[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485-85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ING HEADER ARDUINO SHIELD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]" office:value-type="string" office:string-value="1528-1074-ND" calcext:value-type="string">
            <text:p>1528-1074-ND</text:p>
          </table:table-cell>
          <table:table-cell table:formula="of:=[.E12]-[.G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PRPC005DAAN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2 Pin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]" office:value-type="string" office:string-value="PRPC005DAAN-RC" calcext:value-type="string">
            <text:p>PRPC005DAAN-RC</text:p>
          </table:table-cell>
          <table:table-cell table:formula="of:=[.E13]-[.G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,J6</text:p>
          </table:table-cell>
          <table:table-cell table:number-columns-repeated="2"/>
          <table:table-cell office:value-type="string" calcext:value-type="string">
            <text:p>QPC02SXGN-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2 Shunt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]" office:value-type="string" office:string-value="QPC02SXGN-RC" calcext:value-type="string">
            <text:p>QPC02SXGN-RC</text:p>
          </table:table-cell>
          <table:table-cell table:formula="of:=[.E14]-[.G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/>
          <table:table-cell office:value-type="string" calcext:value-type="string">
            <text:p>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Microb B SMT Connec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]" office:value-type="string" office:string-value="629105150521" calcext:value-type="string">
            <text:p>629105150521</text:p>
          </table:table-cell>
          <table:table-cell table:formula="of:=[.E15]-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PRPC004DAAN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2 Pin Connec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]" office:value-type="string" office:string-value="PRPC004DAAN-RC" calcext:value-type="string">
            <text:p>PRPC004DAAN-RC</text:p>
          </table:table-cell>
          <table:table-cell table:formula="of:=[.E16]-[.G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NF14FTD1M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 Ohm 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7]" office:value-type="string" office:string-value="RNF14FTD1M00" calcext:value-type="string">
            <text:p>RNF14FTD1M00</text:p>
          </table:table-cell>
          <table:table-cell table:formula="of:=[.E17]-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table:number-columns-repeated="2"/>
          <table:table-cell office:value-type="string" calcext:value-type="string">
            <text:p>RNF14FTD33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2 Ohm 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]" office:value-type="string" office:string-value="RNF14FTD332R" calcext:value-type="string">
            <text:p>RNF14FTD332R</text:p>
          </table:table-cell>
          <table:table-cell table:formula="of:=[.E18]-[.G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NF14FTD1K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Ohm 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9]" office:value-type="string" office:string-value="RNF14FTD1K00" calcext:value-type="string">
            <text:p>RNF14FTD1K00</text:p>
          </table:table-cell>
          <table:table-cell table:formula="of:=[.E19]-[.G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,R4,R5,R6,R12,R13,R14</text:p>
          </table:table-cell>
          <table:table-cell table:number-columns-repeated="2"/>
          <table:table-cell office:value-type="string" calcext:value-type="string">
            <text:p>RNF14FTD10K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 Ohm Resist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20]" office:value-type="string" office:string-value="RNF14FTD10K0" calcext:value-type="string">
            <text:p>RNF14FTD10K0</text:p>
          </table:table-cell>
          <table:table-cell table:formula="of:=[.E20]-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RNF14FTD221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 Ohm Resistor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]" office:value-type="string" office:string-value="RNF14FTD221R" calcext:value-type="string">
            <text:p>RNF14FTD221R</text:p>
          </table:table-cell>
          <table:table-cell table:formula="of:=[.E21]-[.G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,R9</text:p>
          </table:table-cell>
          <table:table-cell table:number-columns-repeated="2"/>
          <table:table-cell office:value-type="string" calcext:value-type="string">
            <text:p>RNF14FTD27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Ohm Resist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" office:value-type="string" office:string-value="RNF14FTD27R4" calcext:value-type="string">
            <text:p>RNF14FTD27R4</text:p>
          </table:table-cell>
          <table:table-cell table:formula="of:=[.E22]-[.G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/>
          <table:table-cell office:value-type="string" calcext:value-type="string">
            <text:p>B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 x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3]" office:value-type="string" office:string-value="BD01" calcext:value-type="string">
            <text:p>BD01</text:p>
          </table:table-cell>
          <table:table-cell table:formula="of:=[.E23]-[.G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74LS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d 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4]" office:value-type="string" office:string-value="74LS32" calcext:value-type="string">
            <text:p>74LS32</text:p>
          </table:table-cell>
          <table:table-cell table:formula="of:=[.E24]-[.G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74HCT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x Inverter Schmidt Trigg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5]" office:value-type="string" office:string-value="74HCT04" calcext:value-type="string">
            <text:p>74HCT04</text:p>
          </table:table-cell>
          <table:table-cell table:formula="of:=[.E25]-[.G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Z84C00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CPU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6]" office:value-type="string" office:string-value="Z84C0008PEG" calcext:value-type="string">
            <text:p>Z84C0008PEG</text:p>
          </table:table-cell>
          <table:table-cell table:formula="of:=[.E26]-[.G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,U5</text:p>
          </table:table-cell>
          <table:table-cell table:number-columns-repeated="2"/>
          <table:table-cell office:value-type="string" calcext:value-type="string">
            <text:p>4840-6004-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(2 x 20) DIP socket 15,24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7]" office:value-type="string" office:string-value="4840-6004-CP" calcext:value-type="string">
            <text:p>4840-6004-CP</text:p>
          </table:table-cell>
          <table:table-cell table:formula="of:=[.E27]-[.G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/>
          <table:table-cell office:value-type="string" calcext:value-type="string">
            <text:p>SN74LS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8 Decoder/Demu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" office:value-type="string" office:string-value="SN74LS138N" calcext:value-type="string">
            <text:p>SN74LS138N</text:p>
          </table:table-cell>
          <table:table-cell table:formula="of:=[.E28]-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/>
          <table:table-cell office:value-type="string" calcext:value-type="string">
            <text:p>Z84C4208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 SIO/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" office:value-type="string" office:string-value="Z84C4208PEG" calcext:value-type="string">
            <text:p>Z84C4208PEG</text:p>
          </table:table-cell>
          <table:table-cell table:formula="of:=[.E29]-[.G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/>
          <table:table-cell office:value-type="string" calcext:value-type="string">
            <text:p>FT230XS-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 to US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0]" office:value-type="string" office:string-value="FT230XS-U" calcext:value-type="string">
            <text:p>FT230XS-U</text:p>
          </table:table-cell>
          <table:table-cell table:formula="of:=[.E30]-[.G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/>
          <table:table-cell office:value-type="string" calcext:value-type="string">
            <text:p>74LS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ecade counter (div. By 12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1]" office:value-type="string" office:string-value="74LS92" calcext:value-type="string">
            <text:p>74LS92</text:p>
          </table:table-cell>
          <table:table-cell table:formula="of:=[.E31]-[.G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2"/>
          <table:table-cell office:value-type="string" calcext:value-type="string">
            <text:p>ECS-73-20-5PX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3728 MHz Cryst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2]" office:value-type="string" office:string-value="ECS-73-20-5PX-TR" calcext:value-type="string">
            <text:p>ECS-73-20-5PX-TR</text:p>
          </table:table-cell>
          <table:table-cell table:formula="of:=[.E32]-[.G32]" office:value-type="float" office:value="0" calcext:value-type="float">
            <text:p>0</text:p>
          </table:table-cell>
        </table:table-row>
      </table:table>
      <table:table table:name="Order" table:style-name="ta1">
        <table:table-column table:style-name="co4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Mfr#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NF14FTD1M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NF14FTD1K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HCT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CS-73-20-5PX-T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317C200J5G5T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M803TAKSZ-REEL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T230XS-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D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9105150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27R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1];&quot;,&quot;;[.A11];&quot;,&quot;)" office:value-type="string" office:string-value="2,RNF14FTD27R4," calcext:value-type="string">
            <text:p>2,RNF14FTD27R4,</text:p>
          </table:table-cell>
        </table:table-row>
        <table:table-row table:style-name="ro1" table:visibility="filter">
          <table:table-cell office:value-type="string" calcext:value-type="string">
            <text:p>FG28C0G1H470JNT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2C104K5R5TA7301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B13];&quot;,&quot;;[.A13];&quot;,&quot;)" office:value-type="string" office:string-value="8,C322C104K5R5TA7301," calcext:value-type="string">
            <text:p>8,C322C104K5R5TA7301,</text:p>
          </table:table-cell>
        </table:table-row>
        <table:table-row table:style-name="ro1" table:visibility="filter">
          <table:table-cell office:value-type="string" calcext:value-type="string">
            <text:p>151031SS06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332R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15];&quot;,&quot;;[.A15];&quot;,&quot;)" office:value-type="string" office:string-value="2,RNF14FTD332R," calcext:value-type="string">
            <text:p>2,RNF14FTD332R,</text:p>
          </table:table-cell>
        </table:table-row>
        <table:table-row table:style-name="ro1" table:visibility="filter">
          <table:table-cell office:value-type="string" calcext:value-type="string">
            <text:p>RNF14FTD10K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LS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F14FTD221R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18];&quot;,&quot;;[.A18];&quot;,&quot;)" office:value-type="string" office:string-value="1,RNF14FTD221R," calcext:value-type="string">
            <text:p>1,RNF14FTD221R,</text:p>
          </table:table-cell>
        </table:table-row>
        <table:table-row table:style-name="ro1" table:visibility="filter">
          <table:table-cell office:value-type="string" calcext:value-type="string">
            <text:p>151051VS04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LS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N74LS138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PC004DAAN-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2];&quot;,&quot;;[.A22];&quot;,&quot;)" office:value-type="string" office:string-value="1,PRPC004DAAN-RC," calcext:value-type="string">
            <text:p>1,PRPC004DAAN-RC,</text:p>
          </table:table-cell>
        </table:table-row>
        <table:table-row table:style-name="ro1">
          <table:table-cell office:value-type="string" calcext:value-type="string">
            <text:p>PRPC005DAAN-RC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3];&quot;,&quot;;[.A23];&quot;,&quot;)" office:value-type="string" office:string-value="1,PRPC005DAAN-RC," calcext:value-type="string">
            <text:p>1,PRPC005DAAN-RC,</text:p>
          </table:table-cell>
        </table:table-row>
        <table:table-row table:style-name="ro1">
          <table:table-cell office:value-type="string" calcext:value-type="string">
            <text:p>QPC02SXGN-RC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B24];&quot;,&quot;;[.A24];&quot;,&quot;)" office:value-type="string" office:string-value="2,QPC02SXGN-RC," calcext:value-type="string">
            <text:p>2,QPC02SXGN-RC,</text:p>
          </table:table-cell>
        </table:table-row>
        <table:table-row table:style-name="ro1" table:visibility="filter">
          <table:table-cell office:value-type="string" calcext:value-type="string">
            <text:p>1528-1385-ND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8-1074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26];&quot;,&quot;;[.A26];&quot;,&quot;)" office:value-type="string" office:string-value="1,1528-1074-ND," calcext:value-type="string">
            <text:p>1,1528-1074-ND,</text:p>
          </table:table-cell>
        </table:table-row>
        <table:table-row table:style-name="ro1" table:visibility="filter">
          <table:table-cell office:value-type="string" calcext:value-type="string">
            <text:p>Z84C0008PE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840-6004-C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84C4208PE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28C256-15PU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30];&quot;,&quot;;[.A30];&quot;,&quot;)" office:value-type="string" office:string-value="1,AT28C256-15PU," calcext:value-type="string">
            <text:p>1,AT28C256-15PU,</text:p>
          </table:table-cell>
        </table:table-row>
        <table:table-row table:style-name="ro1">
          <table:table-cell office:value-type="string" calcext:value-type="string">
            <text:p>AS6C62256-55PCN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B31];&quot;,&quot;;[.A31];&quot;,&quot;)" office:value-type="string" office:string-value="1,AS6C62256-55PCN," calcext:value-type="string">
            <text:p>1,AS6C62256-55PCN,</text:p>
          </table:table-cell>
        </table:table-row>
        <table:table-row table:style-name="ro1" table:visibility="filter">
          <table:table-cell office:value-type="string" calcext:value-type="string">
            <text:p>4828-6004-C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OM.A1:BOM.J1048576" table:display-filter-buttons="true" table:orientation="column"/>
        <table:database-range table:name="__Anonymous_Sheet_DB__1" table:target-range-address="Order.A1:Order.B32" table:display-filter-buttons="true" table:orientation="column">
          <table:filter>
            <table:filter-and>
              <table:filter-condition table:field-number="1" table:value="8" table:operator="=">
                <table:filter-set-item table:value="8"/>
                <table:filter-set-item table:value="1"/>
                <table:filter-set-item table:value="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00-00-00</text:date>, <text:time style:data-style-name="N2" text:time-value="18:18:45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2:59:45.091000000</meta:creation-date>
    <dc:date>2019-01-26T18:19:05.208000000</dc:date>
    <meta:editing-duration>PT3H33M24S</meta:editing-duration>
    <meta:editing-cycles>70</meta:editing-cycles>
    <meta:generator>LibreOffice/5.2.7.2$Windows_x86 LibreOffice_project/2b7f1e640c46ceb28adf43ee075a6e8b8439ed10</meta:generator>
    <meta:document-statistic meta:table-count="2" meta:cell-count="304" meta:object-count="0"/>
  </office:meta>
</office:document-meta>
</file>